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sults" style:family="table" style:master-page-name="">
      <style:table-properties style:width="28.901cm" fo:margin-left="-1.593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Insults.A" style:family="table-column">
      <style:table-column-properties style:column-width="1.914cm"/>
    </style:style>
    <style:style style:name="Insults.B" style:family="table-column">
      <style:table-column-properties style:column-width="8.955cm"/>
    </style:style>
    <style:style style:name="Insults.C" style:family="table-column">
      <style:table-column-properties style:column-width="9.036cm"/>
    </style:style>
    <style:style style:name="Insults.D" style:family="table-column">
      <style:table-column-properties style:column-width="8.996cm"/>
    </style:style>
    <style:style style:name="Insult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ults.D1" style:family="table-cell">
      <style:table-cell-properties fo:padding="0.097cm" fo:border="0.05pt solid #000000"/>
    </style:style>
    <style:style style:name="Insults.A2" style:family="table-cell">
      <style:table-cell-properties fo:padding="0.097cm" fo:border-left="0.05pt solid #000000" fo:border-right="none" fo:border-top="none" fo:border-bottom="0.05pt solid #000000"/>
    </style:style>
    <style:style style:name="Insults.D2" style:family="table-cell">
      <style:table-cell-properties fo:padding="0.097cm" fo:border-left="0.05pt solid #000000" fo:border-right="0.05pt solid #000000" fo:border-top="none" fo:border-bottom="0.05pt solid #000000"/>
    </style:style>
    <style:style style:name="Insults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Insults.D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Insults.7" style:family="table-row">
      <style:table-row-properties fo:background-color="transparent" fo:keep-together="auto">
        <style:background-image/>
      </style:table-row-properties>
    </style:style>
    <style:style style:name="Insults.A7" style:family="table-cell">
      <style:table-cell-properties style:vertical-align="" fo:background-color="#fffb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Insults.D7" style:family="table-cell">
      <style:table-cell-properties style:vertical-align="" fo:background-color="#fffb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1a00b" officeooo:paragraph-rsid="0001a00b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officeooo:paragraph-rsid="0003b7fa"/>
    </style:style>
    <style:style style:name="P4" style:family="paragraph" style:parent-style-name="Table_20_Contents">
      <style:text-properties officeooo:paragraph-rsid="0004910c"/>
    </style:style>
    <style:style style:name="P5" style:family="paragraph" style:parent-style-name="Table_20_Contents">
      <style:text-properties officeooo:paragraph-rsid="000687b0"/>
    </style:style>
    <style:style style:name="P6" style:family="paragraph" style:parent-style-name="Table_20_Contents">
      <style:text-properties officeooo:paragraph-rsid="0007aad6"/>
    </style:style>
    <style:style style:name="P7" style:family="paragraph" style:parent-style-name="Table_20_Contents">
      <style:text-properties officeooo:rsid="0001a00b" officeooo:paragraph-rsid="0001a00b"/>
    </style:style>
    <style:style style:name="P8" style:family="paragraph" style:parent-style-name="Table_20_Contents">
      <style:text-properties fo:font-size="15pt" fo:font-weight="bold" officeooo:rsid="0001a00b" style:font-size-asian="15pt" style:font-weight-asian="bold" style:font-size-complex="15pt" style:font-weight-complex="bold"/>
    </style:style>
    <style:style style:name="P9" style:family="paragraph" style:parent-style-name="Table_20_Contents">
      <style:text-properties fo:font-size="15pt" fo:font-weight="bold" officeooo:rsid="0001a00b" officeooo:paragraph-rsid="0001a00b" style:font-size-asian="15pt" style:font-weight-asian="bold" style:font-size-complex="15pt" style:font-weight-complex="bold"/>
    </style:style>
    <style:style style:name="T1" style:family="text">
      <style:text-properties officeooo:rsid="0003b7fa"/>
    </style:style>
    <style:style style:name="T2" style:family="text">
      <style:text-properties officeooo:rsid="0004910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687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sults" table:style-name="Insults">
        <table:table-column table:style-name="Insults.A"/>
        <table:table-column table:style-name="Insults.B"/>
        <table:table-column table:style-name="Insults.C"/>
        <table:table-column table:style-name="Insults.D"/>
        <table:table-row>
          <table:table-cell table:style-name="Insults.A1" office:value-type="string">
            <text:p text:style-name="P8"># Insult</text:p>
          </table:table-cell>
          <table:table-cell table:style-name="Insults.A1" office:value-type="string">
            <text:p text:style-name="P8">Pirata del bosc</text:p>
          </table:table-cell>
          <table:table-cell table:style-name="Insults.A1" office:value-type="string">
            <text:p text:style-name="P9">Sword Master</text:p>
          </table:table-cell>
          <table:table-cell table:style-name="Insults.D1" office:value-type="string">
            <text:p text:style-name="P9">Guybrush</text:p>
          </table:table-cell>
        </table:table-row>
        <table:table-row>
          <table:table-cell table:style-name="Insults.A2" office:value-type="string">
            <text:p text:style-name="P1">1 EN</text:p>
          </table:table-cell>
          <table:table-cell table:style-name="Insults.A2" office:value-type="string">
            <text:p text:style-name="Table_20_Contents">This is the END for you, you gutter-crawling cur!</text:p>
          </table:table-cell>
          <table:table-cell table:style-name="Insults.A2" office:value-type="string">
            <text:p text:style-name="P2">I've got a long, sharp lesson for you you to learn today.</text:p>
          </table:table-cell>
          <table:table-cell table:style-name="Insults.D2" office:value-type="string">
            <text:p text:style-name="Table_20_Contents">And I've got a little TIP for you, get the POINT? </text:p>
            <text:p text:style-name="P2"/>
          </table:table-cell>
        </table:table-row>
        <table:table-row>
          <table:table-cell table:style-name="Insults.A2" office:value-type="string">
            <text:p text:style-name="P1">1 ES</text:p>
          </table:table-cell>
          <table:table-cell table:style-name="Insults.A2" office:value-type="string">
            <text:p text:style-name="Table_20_Contents">¡Ha llegado tu HORA, palurdo de ocho patas! </text:p>
          </table:table-cell>
          <table:table-cell table:style-name="Insults.A2" office:value-type="string">
            <text:p text:style-name="Table_20_Contents">Hoy te tengo preparada una larga y dura lección.</text:p>
          </table:table-cell>
          <table:table-cell table:style-name="Insults.D2" office:value-type="string">
            <text:p text:style-name="Table_20_Contents">Y yo tengo un SALUDO para ti, ¿Te enteras?</text:p>
          </table:table-cell>
        </table:table-row>
        <table:table-row>
          <table:table-cell table:style-name="Insults.A4" office:value-type="string">
            <text:p text:style-name="P1">1 CA</text:p>
          </table:table-cell>
          <table:table-cell table:style-name="Insults.A4" office:value-type="string">
            <text:p text:style-name="Table_20_Contents"><text:s/></text:p>
          </table:table-cell>
          <table:table-cell table:style-name="Insults.A4" office:value-type="string">
            <text:p text:style-name="Table_20_Contents"/>
          </table:table-cell>
          <table:table-cell table:style-name="Insults.D4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2 EN</text:p>
          </table:table-cell>
          <table:table-cell table:style-name="Insults.A2" office:value-type="string">
            <text:p text:style-name="Table_20_Contents">Soon you'll be wearing my sword like a shish kebab!</text:p>
          </table:table-cell>
          <table:table-cell table:style-name="Insults.A2" office:value-type="string">
            <text:p text:style-name="Table_20_Contents">My tongue is sharper then any sword.</text:p>
          </table:table-cell>
          <table:table-cell table:style-name="Insults.D2" office:value-type="string">
            <text:p text:style-name="Table_20_Contents">First you'd better stop waving it like a feather-duster. </text:p>
          </table:table-cell>
        </table:table-row>
        <table:table-row>
          <table:table-cell table:style-name="Insults.A2" office:value-type="string">
            <text:p text:style-name="P1">2 ES</text:p>
          </table:table-cell>
          <table:table-cell table:style-name="Insults.A2" office:value-type="string">
            <text:p text:style-name="Table_20_Contents">¡Llevarás mi espada como si fueras un pincho moruno!</text:p>
          </table:table-cell>
          <table:table-cell table:style-name="Insults.A2" office:value-type="string">
            <text:p text:style-name="Table_20_Contents">Mi lengua es más hábil que cualquier espada.</text:p>
          </table:table-cell>
          <table:table-cell table:style-name="Insults.D2" office:value-type="string">
            <text:p text:style-name="Table_20_Contents">Primero deberías dejar de usarla como un plumero.</text:p>
          </table:table-cell>
        </table:table-row>
        <table:table-row table:style-name="Insults.7">
          <table:table-cell table:style-name="Insults.A7" office:value-type="string">
            <text:p text:style-name="P1">2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3 EN</text:p>
          </table:table-cell>
          <table:table-cell table:style-name="Insults.A2" office:value-type="string">
            <text:p text:style-name="Table_20_Contents"><text:s/>I've spoken with apes more polite then you. </text:p>
          </table:table-cell>
          <table:table-cell table:style-name="Insults.A2" office:value-type="string">
            <text:p text:style-name="Table_20_Contents">Now I know what filth and stupidity really are.</text:p>
          </table:table-cell>
          <table:table-cell table:style-name="Insults.D2" office:value-type="string">
            <text:p text:style-name="P3"><text:s/>I'm glad to hear you attended your family reunion. </text:p>
          </table:table-cell>
        </table:table-row>
        <table:table-row>
          <table:table-cell table:style-name="Insults.A2" office:value-type="string">
            <text:p text:style-name="P1">3 ES</text:p>
          </table:table-cell>
          <table:table-cell table:style-name="Insults.A2" office:value-type="string">
            <text:p text:style-name="Table_20_Contents"><text:s/>¡He hablado con simios más educados que tu! </text:p>
          </table:table-cell>
          <table:table-cell table:style-name="Insults.A2" office:value-type="string">
            <text:p text:style-name="P5"><text:span text:style-name="T4">A</text:span>hora entiendo lo que significan basura y estupidez.</text:p>
          </table:table-cell>
          <table:table-cell table:style-name="Insults.D2" office:value-type="string">
            <text:p text:style-name="P5"><text:s/>Me alegra que asistieras a tu reunión familiar diaria.</text:p>
          </table:table-cell>
        </table:table-row>
        <table:table-row table:style-name="Insults.7">
          <table:table-cell table:style-name="Insults.A7" office:value-type="string">
            <text:p text:style-name="P1">3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4 EN</text:p>
          </table:table-cell>
          <table:table-cell table:style-name="Insults.A2" office:value-type="string">
            <text:p text:style-name="Table_20_Contents">My handkerchief will wipe up your blood!</text:p>
          </table:table-cell>
          <table:table-cell table:style-name="Insults.A2" office:value-type="string">
            <text:p text:style-name="Table_20_Contents">My name is feared in every dirty corner of this island!</text:p>
          </table:table-cell>
          <table:table-cell table:style-name="Insults.D2" office:value-type="string">
            <text:p text:style-name="Table_20_Contents">So you got that job as janitor, after all. </text:p>
          </table:table-cell>
        </table:table-row>
        <table:table-row>
          <table:table-cell table:style-name="Insults.A2" office:value-type="string">
            <text:p text:style-name="P1">4 ES</text:p>
          </table:table-cell>
          <table:table-cell table:style-name="Insults.A2" office:value-type="string">
            <text:p text:style-name="Table_20_Contents"><text:s/>¡Mi pañuelo limpiará tu sangre! </text:p>
          </table:table-cell>
          <table:table-cell table:style-name="Insults.A2" office:value-type="string">
            <text:p text:style-name="Table_20_Contents"/>
          </table:table-cell>
          <table:table-cell table:style-name="Insults.D2" office:value-type="string">
            <text:p text:style-name="P5"><text:s/>Ah, ¿Ya has obtenido ese trabajo de barrendero?</text:p>
          </table:table-cell>
        </table:table-row>
        <table:table-row table:style-name="Insults.7">
          <table:table-cell table:style-name="Insults.A7" office:value-type="string">
            <text:p text:style-name="P1">4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5 EN</text:p>
          </table:table-cell>
          <table:table-cell table:style-name="Insults.A2" office:value-type="string">
            <text:p text:style-name="Table_20_Contents">People fall at my feet when they see me coming.</text:p>
          </table:table-cell>
          <table:table-cell table:style-name="Insults.A2" office:value-type="string">
            <text:p text:style-name="Table_20_Contents"><text:span text:style-name="T2">1:</text:span>My wisest enemies run away at the first sight of me!</text:p>
            <text:p text:style-name="P4"><text:span text:style-name="T2">2:</text:span>I usually see people like you passed-out on tavern floors.</text:p>
          </table:table-cell>
          <table:table-cell table:style-name="Insults.D2" office:value-type="string">
            <text:p text:style-name="Table_20_Contents">Even BEFORE they smell your breath? </text:p>
          </table:table-cell>
        </table:table-row>
        <table:table-row>
          <table:table-cell table:style-name="Insults.A2" office:value-type="string">
            <text:p text:style-name="P1">5 ES</text:p>
          </table:table-cell>
          <table:table-cell table:style-name="Insults.A2" office:value-type="string">
            <text:p text:style-name="Table_20_Contents"><text:s/>¡La gente cae a mis pies al verme llegar! </text:p>
          </table:table-cell>
          <table:table-cell table:style-name="Insults.A2" office:value-type="string">
            <text:p text:style-name="P6"><text:s text:c="2"/>Mis enemigos más sabios corren al verme llegar – Veo gente como tú arrastrándose por el suelo de los bares.</text:p>
          </table:table-cell>
          <table:table-cell table:style-name="Insults.D2" office:value-type="string">
            <text:p text:style-name="P6"><text:s/>¿Incluso antes de que huelan tu aliento?</text:p>
          </table:table-cell>
        </table:table-row>
        <table:table-row table:style-name="Insults.7">
          <table:table-cell table:style-name="Insults.A7" office:value-type="string">
            <text:p text:style-name="P1">5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ext:soft-page-break/>
        <table:table-row>
          <table:table-cell table:style-name="Insults.A2" office:value-type="string">
            <text:p text:style-name="P1">6 EN</text:p>
          </table:table-cell>
          <table:table-cell table:style-name="Insults.A2" office:value-type="string">
            <text:p text:style-name="Table_20_Contents">I once owned a dog that was smarter then you. </text:p>
          </table:table-cell>
          <table:table-cell table:style-name="Insults.A2" office:value-type="string">
            <text:p text:style-name="Table_20_Contents"><text:s/>Only once have I met such a coward!</text:p>
          </table:table-cell>
          <table:table-cell table:style-name="Insults.D2" office:value-type="string">
            <text:p text:style-name="P3">He must have taught you everything you know. </text:p>
          </table:table-cell>
        </table:table-row>
        <table:table-row>
          <table:table-cell table:style-name="Insults.A2" office:value-type="string">
            <text:p text:style-name="P1">6 ES</text:p>
          </table:table-cell>
          <table:table-cell table:style-name="Insults.A2" office:value-type="string">
            <text:p text:style-name="Table_20_Contents"><text:s/>¡Una vez tuve un perro más listo que tu! </text:p>
          </table:table-cell>
          <table:table-cell table:style-name="Insults.A2" office:value-type="string">
            <text:p text:style-name="P5"><text:s/>Sólo he conocido a uno tan cobarde como tú.</text:p>
          </table:table-cell>
          <table:table-cell table:style-name="Insults.D2" office:value-type="string">
            <text:p text:style-name="P5">Te habrá enseñado todo lo que sabes.</text:p>
          </table:table-cell>
        </table:table-row>
        <table:table-row table:style-name="Insults.7">
          <table:table-cell table:style-name="Insults.A7" office:value-type="string">
            <text:p text:style-name="P1">6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7 EN</text:p>
          </table:table-cell>
          <table:table-cell table:style-name="Insults.A2" office:value-type="string">
            <text:p text:style-name="Table_20_Contents">You make me want to puke. </text:p>
          </table:table-cell>
          <table:table-cell table:style-name="Insults.A2" office:value-type="string">
            <text:p text:style-name="Table_20_Contents"><text:s/>If your brother's like you, better to marry a pig.</text:p>
          </table:table-cell>
          <table:table-cell table:style-name="Insults.D2" office:value-type="string">
            <text:p text:style-name="P3">You make me think somebody already did. </text:p>
          </table:table-cell>
        </table:table-row>
        <table:table-row>
          <table:table-cell table:style-name="Insults.A2" office:value-type="string">
            <text:p text:style-name="P1">7 ES</text:p>
          </table:table-cell>
          <table:table-cell table:style-name="Insults.A2" office:value-type="string">
            <text:p text:style-name="Table_20_Contents">¡Me das ganas de vomitar!</text:p>
          </table:table-cell>
          <table:table-cell table:style-name="Insults.A2" office:value-type="string">
            <text:p text:style-name="P5"><text:s/>Si tu hermano es como tú, mejor casarse con un cerdo.</text:p>
          </table:table-cell>
          <table:table-cell table:style-name="Insults.D2" office:value-type="string">
            <text:p text:style-name="P5"><text:s/>Me haces pensar que alguien ya lo ha hecho.</text:p>
          </table:table-cell>
        </table:table-row>
        <table:table-row table:style-name="Insults.7">
          <table:table-cell table:style-name="Insults.A7" office:value-type="string">
            <text:p text:style-name="P1">7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8 EN</text:p>
          </table:table-cell>
          <table:table-cell table:style-name="Insults.A2" office:value-type="string">
            <text:p text:style-name="Table_20_Contents">Nobody's ever drawn blood from me and nobody ever will. </text:p>
          </table:table-cell>
          <table:table-cell table:style-name="Insults.A2" office:value-type="string">
            <text:p text:style-name="Table_20_Contents"><text:s/>No one will ever catch ME fighting as badly as you do.</text:p>
          </table:table-cell>
          <table:table-cell table:style-name="Insults.D2" office:value-type="string">
            <text:p text:style-name="P3">You run THAT fast? </text:p>
          </table:table-cell>
        </table:table-row>
        <table:table-row>
          <table:table-cell table:style-name="Insults.A2" office:value-type="string">
            <text:p text:style-name="P1">8 ES</text:p>
          </table:table-cell>
          <table:table-cell table:style-name="Insults.A2" office:value-type="string">
            <text:p text:style-name="Table_20_Contents">¡Nadie me ha sacado sangre jamás, y nadie lo hará! </text:p>
          </table:table-cell>
          <table:table-cell table:style-name="Insults.A2" office:value-type="string">
            <text:p text:style-name="P5">Nunca me verán luchar tan mal como tú lo haces.</text:p>
          </table:table-cell>
          <table:table-cell table:style-name="Insults.D2" office:value-type="string">
            <text:p text:style-name="P5">¿TAN rápido corres?</text:p>
          </table:table-cell>
        </table:table-row>
        <table:table-row table:style-name="Insults.7">
          <table:table-cell table:style-name="Insults.A7" office:value-type="string">
            <text:p text:style-name="P1">8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9 EN</text:p>
          </table:table-cell>
          <table:table-cell table:style-name="Insults.A2" office:value-type="string">
            <text:p text:style-name="Table_20_Contents">You fight like a dairy farmer. </text:p>
          </table:table-cell>
          <table:table-cell table:style-name="Insults.A2" office:value-type="string">
            <text:p text:style-name="Table_20_Contents"><text:s/>I will milk every drop of blood from your body!</text:p>
          </table:table-cell>
          <table:table-cell table:style-name="Insults.D2" office:value-type="string">
            <text:p text:style-name="P3">How appropriate. You fight like a cow. </text:p>
          </table:table-cell>
        </table:table-row>
        <table:table-row>
          <table:table-cell table:style-name="Insults.A2" office:value-type="string">
            <text:p text:style-name="P1">9 ES</text:p>
          </table:table-cell>
          <table:table-cell table:style-name="Insults.A2" office:value-type="string">
            <text:p text:style-name="Table_20_Contents">¡Luchas como un ganadero! </text:p>
          </table:table-cell>
          <table:table-cell table:style-name="Insults.A2" office:value-type="string">
            <text:p text:style-name="P5">¡ Ordeñaré hasta la última gota de sangre de tu cuerpo !</text:p>
          </table:table-cell>
          <table:table-cell table:style-name="Insults.D2" office:value-type="string">
            <text:p text:style-name="Table_20_Contents">Qué apropiado, tú peleas como una vaca.</text:p>
          </table:table-cell>
        </table:table-row>
        <table:table-row table:style-name="Insults.7">
          <table:table-cell table:style-name="Insults.A7" office:value-type="string">
            <text:p text:style-name="P1">9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0 EN</text:p>
          </table:table-cell>
          <table:table-cell table:style-name="Insults.A2" office:value-type="string">
            <text:p text:style-name="Table_20_Contents"><text:s/>I got this scar on my face during a mighty struggle! <text:s/></text:p>
          </table:table-cell>
          <table:table-cell table:style-name="Insults.A2" office:value-type="string">
            <text:p text:style-name="Table_20_Contents">My last fight ended with my hands covered with blood.</text:p>
          </table:table-cell>
          <table:table-cell table:style-name="Insults.D2" office:value-type="string">
            <text:p text:style-name="P3">I hope now you've learned to stop picking your nose.</text:p>
          </table:table-cell>
        </table:table-row>
        <table:table-row>
          <table:table-cell table:style-name="Insults.A2" office:value-type="string">
            <text:p text:style-name="P1">10 ES</text:p>
          </table:table-cell>
          <table:table-cell table:style-name="Insults.A2" office:value-type="string">
            <text:p text:style-name="Table_20_Contents"><text:s/>Obtuve esta cicatriz en una batalla a muerte! </text:p>
          </table:table-cell>
          <table:table-cell table:style-name="Insults.A2" office:value-type="string">
            <text:p text:style-name="P6">Mi ultima pelea acabo con mis manos llenas de sangre.</text:p>
          </table:table-cell>
          <table:table-cell table:style-name="Insults.D2" office:value-type="string">
            <text:p text:style-name="P6"><text:s text:c="2"/>Espero que ya hayas aprendido a no tocarte la nariz.</text:p>
          </table:table-cell>
        </table:table-row>
        <table:table-row table:style-name="Insults.7">
          <table:table-cell table:style-name="Insults.A7" office:value-type="string">
            <text:p text:style-name="P1">10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1 EN</text:p>
          </table:table-cell>
          <table:table-cell table:style-name="Insults.A2" office:value-type="string">
            <text:p text:style-name="Table_20_Contents">Have you stopped wearing diapers yet? </text:p>
          </table:table-cell>
          <table:table-cell table:style-name="Insults.A2" office:value-type="string">
            <text:p text:style-name="Table_20_Contents">I hope you have a boat ready for a quick escape.</text:p>
          </table:table-cell>
          <table:table-cell table:style-name="Insults.D2" office:value-type="string">
            <text:p text:style-name="P3">Why, did you want to borrow one? </text:p>
          </table:table-cell>
        </table:table-row>
        <table:table-row>
          <table:table-cell table:style-name="Insults.A2" office:value-type="string">
            <text:p text:style-name="P1">11 ES</text:p>
          </table:table-cell>
          <table:table-cell table:style-name="Insults.A2" office:value-type="string">
            <text:p text:style-name="Table_20_Contents">¿Has dejado ya de usar pañales? </text:p>
          </table:table-cell>
          <table:table-cell table:style-name="Insults.A2" office:value-type="string">
            <text:p text:style-name="P5">Espero que tengas un <text:a xlink:type="simple" xlink:href="http://ads.us.e-planning.net/ei/3/805f/57caa0b06e6fa9f9?rnd=0.535106993423647&amp;pb=261f57931afe92db&amp;fi=8e995c4727965c54" text:style-name="Internet_20_link" text:visited-style-name="Visited_20_Internet_20_Link">barco</text:a> para una rápida huida.</text:p>
          </table:table-cell>
          <table:table-cell table:style-name="Insults.D2" office:value-type="string">
            <text:p text:style-name="P5"><text:s/>¿Por qué? ¿Acaso querías pedir uno prestado?</text:p>
          </table:table-cell>
        </table:table-row>
        <table:table-row table:style-name="Insults.7">
          <table:table-cell table:style-name="Insults.A7" office:value-type="string">
            <text:p text:style-name="P1">11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2 EN</text:p>
          </table:table-cell>
          <table:table-cell table:style-name="Insults.A2" office:value-type="string">
            <text:p text:style-name="Table_20_Contents">I've heard you were a contemptible sneak. </text:p>
          </table:table-cell>
          <table:table-cell table:style-name="Insults.A2" office:value-type="string">
            <text:p text:style-name="Table_20_Contents">My sword is famous all over the Caribbean!</text:p>
          </table:table-cell>
          <table:table-cell table:style-name="Insults.D2" office:value-type="string">
            <text:p text:style-name="P3">Too bad no one's ever heard of YOU at all.</text:p>
          </table:table-cell>
        </table:table-row>
        <table:table-row>
          <table:table-cell table:style-name="Insults.A2" office:value-type="string">
            <text:p text:style-name="P1">12 ES</text:p>
          </table:table-cell>
          <table:table-cell table:style-name="Insults.A2" office:value-type="string">
            <text:p text:style-name="Table_20_Contents">¡He oído que eres un soplón despreciable! </text:p>
          </table:table-cell>
          <table:table-cell table:style-name="Insults.A2" office:value-type="string">
            <text:p text:style-name="P6"><text:s/>Mi espada es famosa en todo el Caribe -¡ Mi nombre es temido en cada sucio rincón de esta isla !</text:p>
          </table:table-cell>
          <table:table-cell table:style-name="Insults.D2" office:value-type="string">
            <text:p text:style-name="P6"><text:s/>Qué pena me da que nadie haya oído hablar de ti</text:p>
          </table:table-cell>
        </table:table-row>
        <text:soft-page-break/>
        <table:table-row table:style-name="Insults.7">
          <table:table-cell table:style-name="Insults.A7" office:value-type="string">
            <text:p text:style-name="P1">12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3 EN</text:p>
          </table:table-cell>
          <table:table-cell table:style-name="Insults.A2" office:value-type="string">
            <text:p text:style-name="Table_20_Contents">You're no match for my brains, you poor fool.</text:p>
          </table:table-cell>
          <table:table-cell table:style-name="Insults.A2" office:value-type="string">
            <text:p text:style-name="Table_20_Contents">I've got the courage and skill of a master swordsman!</text:p>
          </table:table-cell>
          <table:table-cell table:style-name="Insults.D2" office:value-type="string">
            <text:p text:style-name="P3"><text:span text:style-name="T1">I</text:span> 'd be in real trouble if you ever used them. </text:p>
          </table:table-cell>
        </table:table-row>
        <table:table-row>
          <table:table-cell table:style-name="Insults.A2" office:value-type="string">
            <text:p text:style-name="P1">13 ES</text:p>
          </table:table-cell>
          <table:table-cell table:style-name="Insults.A2" office:value-type="string">
            <text:p text:style-name="Table_20_Contents"><text:s/>¡Demasiado bobo para mi nivel de inteligencia! </text:p>
          </table:table-cell>
          <table:table-cell table:style-name="Insults.A2" office:value-type="string">
            <text:p text:style-name="P6">¡ Tengo el coraje y la técnica de un maestro !</text:p>
          </table:table-cell>
          <table:table-cell table:style-name="Insults.D2" office:value-type="string">
            <text:p text:style-name="P6"><text:s text:c="2"/>Estaría acabado si la usases alguna vez.</text:p>
          </table:table-cell>
        </table:table-row>
        <table:table-row table:style-name="Insults.7">
          <table:table-cell table:style-name="Insults.A7" office:value-type="string">
            <text:p text:style-name="P1">13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4 EN</text:p>
          </table:table-cell>
          <table:table-cell table:style-name="Insults.A2" office:value-type="string">
            <text:p text:style-name="Table_20_Contents"><text:s/>You have the manners of a beggar. </text:p>
          </table:table-cell>
          <table:table-cell table:style-name="Insults.A2" office:value-type="string">
            <text:p text:style-name="Table_20_Contents">Every word you say to me is stupid.</text:p>
          </table:table-cell>
          <table:table-cell table:style-name="Insults.D2" office:value-type="string">
            <text:p text:style-name="P3">I wanted to make sure you'd feel comfortable with me. </text:p>
          </table:table-cell>
        </table:table-row>
        <table:table-row>
          <table:table-cell table:style-name="Insults.A2" office:value-type="string">
            <text:p text:style-name="P1">14 ES</text:p>
          </table:table-cell>
          <table:table-cell table:style-name="Insults.A2" office:value-type="string">
            <text:p text:style-name="Table_20_Contents"><text:s/>¡Tienes los modales de un mendigo! </text:p>
          </table:table-cell>
          <table:table-cell table:style-name="Insults.A2" office:value-type="string">
            <text:p text:style-name="P6"><text:s/>Cada palabra que sale de tu boca es una estupidez.</text:p>
          </table:table-cell>
          <table:table-cell table:style-name="Insults.D2" office:value-type="string">
            <text:p text:style-name="P6"><text:s/>Quería asegurarme de que estuvieras a gusto conmigo.</text:p>
          </table:table-cell>
        </table:table-row>
        <table:table-row table:style-name="Insults.7">
          <table:table-cell table:style-name="Insults.A7" office:value-type="string">
            <text:p text:style-name="P1">14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5 EN</text:p>
          </table:table-cell>
          <table:table-cell table:style-name="Insults.A2" office:value-type="string">
            <text:p text:style-name="Table_20_Contents"><text:span text:style-name="T1">I</text:span>'m not going to take your insolence sitting down! <text:s/></text:p>
          </table:table-cell>
          <table:table-cell table:style-name="Insults.A2" office:value-type="string">
            <text:p text:style-name="Table_20_Contents">You are a pain in the backside, sir!</text:p>
          </table:table-cell>
          <table:table-cell table:style-name="Insults.D2" office:value-type="string">
            <text:p text:style-name="P3"><text:s/>Your hemorrhoids are flaring up again, eh?</text:p>
          </table:table-cell>
        </table:table-row>
        <table:table-row>
          <table:table-cell table:style-name="Insults.A2" office:value-type="string">
            <text:p text:style-name="P1">15 ES</text:p>
          </table:table-cell>
          <table:table-cell table:style-name="Insults.A2" office:value-type="string">
            <text:p text:style-name="Table_20_Contents">¡No pienso aguantar tu insolencia aquí sentado! <text:line-break/></text:p>
          </table:table-cell>
          <table:table-cell table:style-name="Insults.A2" office:value-type="string">
            <text:p text:style-name="P5"><text:s/>¡ Eres como un dolor en la parte baja de la espalda !</text:p>
          </table:table-cell>
          <table:table-cell table:style-name="Insults.D2" office:value-type="string">
            <text:p text:style-name="P5"><text:s/>Ya te están fastidiando otra vez las almorranas, ¿Eh?</text:p>
          </table:table-cell>
        </table:table-row>
        <table:table-row table:style-name="Insults.7">
          <table:table-cell table:style-name="Insults.A7" office:value-type="string">
            <text:p text:style-name="P1">15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  <table:table-row>
          <table:table-cell table:style-name="Insults.A2" office:value-type="string">
            <text:p text:style-name="P1">16 EN</text:p>
          </table:table-cell>
          <table:table-cell table:style-name="Insults.A2" office:value-type="string">
            <text:p text:style-name="Table_20_Contents"><text:s/>There are no words for how disgusting you are. </text:p>
          </table:table-cell>
          <table:table-cell table:style-name="Insults.A2" office:value-type="string">
            <text:p text:style-name="Table_20_Contents">There are no clever moves that can help you now.</text:p>
          </table:table-cell>
          <table:table-cell table:style-name="Insults.D2" office:value-type="string">
            <text:p text:style-name="P3">Yes, there are. You just never learned them. </text:p>
          </table:table-cell>
        </table:table-row>
        <table:table-row>
          <table:table-cell table:style-name="Insults.A2" office:value-type="string">
            <text:p text:style-name="P1">16 ES</text:p>
          </table:table-cell>
          <table:table-cell table:style-name="Insults.A2" office:value-type="string">
            <text:p text:style-name="Table_20_Contents">¡No hay palabras para describir lo asqueroso que eres!</text:p>
          </table:table-cell>
          <table:table-cell table:style-name="Insults.A2" office:value-type="string">
            <text:p text:style-name="P5">Ya no hay técnicas que te puedan salvar.</text:p>
          </table:table-cell>
          <table:table-cell table:style-name="Insults.D2" office:value-type="string">
            <text:p text:style-name="P5"><text:s/>Sí que las hay, sólo que nunca las has aprendido.</text:p>
          </table:table-cell>
        </table:table-row>
        <table:table-row table:style-name="Insults.7">
          <table:table-cell table:style-name="Insults.A7" office:value-type="string">
            <text:p text:style-name="P1">16 CA</text:p>
          </table:table-cell>
          <table:table-cell table:style-name="Insults.A7" office:value-type="string">
            <text:p text:style-name="Table_20_Contents"/>
          </table:table-cell>
          <table:table-cell table:style-name="Insults.A7" office:value-type="string">
            <text:p text:style-name="Table_20_Contents"/>
          </table:table-cell>
          <table:table-cell table:style-name="Insults.D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3T23:48:04.971643070</meta:creation-date>
    <meta:editing-duration>PT15M18S</meta:editing-duration>
    <meta:editing-cycles>6</meta:editing-cycles>
    <meta:generator>LibreOffice/6.0.7.3$Linux_X86_64 LibreOffice_project/00m0$Build-3</meta:generator>
    <dc:date>2022-01-24T22:45:43.345117914</dc:date>
    <meta:document-statistic meta:table-count="1" meta:image-count="0" meta:object-count="0" meta:page-count="3" meta:paragraph-count="149" meta:word-count="950" meta:character-count="4706" meta:non-whitespace-character-count="3825"/>
  </office:meta>
</office:document-meta>
</file>